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84cm"/>
    </style:style>
    <style:style style:name="co2" style:family="table-column">
      <style:table-column-properties fo:break-before="auto" style:column-width="11.756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63cm" fo:break-before="auto" style:use-optimal-row-height="false"/>
    </style:style>
    <style:style style:name="ro6" style:family="table-row">
      <style:table-row-properties style:row-height="1.124cm" fo:break-before="auto" style:use-optimal-row-height="false"/>
    </style:style>
    <style:style style:name="ro7" style:family="table-row">
      <style:table-row-properties style:row-height="1.023cm" fo:break-before="auto" style:use-optimal-row-height="true"/>
    </style:style>
    <style:style style:name="ro8" style:family="table-row">
      <style:table-row-properties style:row-height="1.741cm" fo:break-before="auto" style:use-optimal-row-height="false"/>
    </style:style>
    <style:style style:name="ro9" style:family="table-row">
      <style:table-row-properties style:row-height="4.805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104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99pt inset #000000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no-wrap" fo:border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99pt inset #000000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MADA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TO MAPA INTERATIVO DA UNESP RIO CLARO</text:p>
          </table:table-cell>
          <table:covered-table-cell table:number-columns-repeated="3" table:style-name="Default"/>
          <table:covered-table-cell table:number-columns-repeated="3"/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6" office:value-type="string" calcext:value-type="string">
            <text:p>CAMADA [do qgis]</text:p>
          </table:table-cell>
          <table:table-cell table:style-name="ce6" office:value-type="string" calcext:value-type="string">
            <text:p>INFORMAÇÕES</text:p>
          </table:table-cell>
          <table:table-cell table:style-name="ce6" office:value-type="string" calcext:value-type="string" table:number-columns-spanned="2" table:number-rows-spanned="1">
            <text:p>FOTO</text:p>
          </table:table-cell>
          <table:covered-table-cell table:style-name="ce6"/>
          <table:table-cell table:style-name="ce13" table:number-columns-repeated="1020"/>
        </table:table-row>
        <table:table-row table:style-name="ro4">
          <table:table-cell office:value-type="string" calcext:value-type="string">
            <text:p>Perímetro</text:p>
          </table:table-cell>
          <table:table-cell/>
          <table:table-cell office:value-type="string" calcext:value-type="string">
            <text:p>Sim ( )</text:p>
          </table:table-cell>
          <table:table-cell office:value-type="string" calcext:value-type="string">
            <text:p>Não ( x )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ntradas</text:p>
          </table:table-cell>
          <table:table-cell table:style-name="ce9" office:value-type="string" calcext:value-type="string">
            <text:p>1 – Categoria (Principal ou portão 2)</text:p>
            <text:p>2 – Endereço</text:p>
            <text:p>3 – Horário de Funcionament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stacionamento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stitutos¹</text:p>
          </table:table-cell>
          <table:table-cell office:value-type="string" calcext:value-type="string">
            <text:p>1 – Nome com sigla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partamentos²</text:p>
          </table:table-cell>
          <table:table-cell office:value-type="string" calcext:value-type="string">
            <text:p>1 – Instituto a que pertence</text:p>
            <text:p>2 – Nome com sigla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locos Didáticos</text:p>
          </table:table-cell>
          <table:table-cell office:value-type="string" calcext:value-type="string">
            <text:p>1 – Instituto a que pertence</text:p>
            <text:p>2 – Nome (ex. GI, GII, GIII, GIV, GV e Bloco do IB.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ependências de todos os departamentos³</text:p>
          </table:table-cell>
          <table:table-cell table:style-name="ce10" office:value-type="string" calcext:value-type="string">
            <text:p>1 – Nome</text:p>
            <text:p>2 – Horário de funcionament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>
            <text:p>Dependências de cada departamento*</text:p>
            <text:p>(Separadas por departamento?)</text:p>
          </table:table-cell>
          <table:table-cell office:value-type="string" calcext:value-type="string">
            <text:p>1 – Instituto a que pertence</text:p>
            <text:p>2 – Departamento a que pertence</text:p>
            <text:p>3 – Nom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1"/>
          <table:table-cell table:style-name="ce5" table:number-columns-repeated="2"/>
          <table:table-cell table:number-columns-repeated="1020"/>
        </table:table-row>
        <table:table-row table:style-name="ro9">
          <table:table-cell table:style-name="ce21" office:value-type="string" calcext:value-type="string">
            <text:p><text:span text:style-name="T1">¹ </text:span></text:p>
            <text:p><text:span text:style-name="T1">IB - Instituto de Biociências</text:span></text:p>
            <text:p><text:span text:style-name="T1">IGCE – Instituto de Geociências e Ciências exatas</text:span></text:p>
            <text:p><text:span text:style-name="T1">CEA - </text:span></text:p>
            <text:p><text:span text:style-name="T1">IPBEN - </text:span></text:p>
          </table:table-cell>
          <table:table-cell table:style-name="ce21" office:value-type="string" calcext:value-type="string">
            <text:p><text:span text:style-name="T1">²</text:span></text:p>
            <text:p><text:span text:style-name="T1">Biologia Geral e Aplicada</text:span></text:p>
            <text:p><text:span text:style-name="T1">Biodiversidade </text:span></text:p>
            <text:p><text:span text:style-name="T1">Educação</text:span></text:p>
            <text:p><text:span text:style-name="T1">Educação Física</text:span></text:p>
            <text:p><text:span text:style-name="T1">DEMAC - Estatística, Matemática Aplicada e Computação</text:span></text:p>
            <text:p><text:span text:style-name="T1">Física </text:span></text:p>
            <text:p><text:span text:style-name="T1">DGPA - Geografia e Planejamento Ambiental</text:span></text:p>
            <text:p><text:span text:style-name="T1">Geologia</text:span></text:p>
            <text:p><text:span text:style-name="T1">Matemática</text:span></text:p>
          </table:table-cell>
          <table:table-cell table:style-name="ce21" office:value-type="string" calcext:value-type="string" table:number-columns-spanned="3" table:number-rows-spanned="1">
            <text:p>³</text:p>
            <text:p>Biblioteca</text:p>
            <text:p>Restaurante Universitário</text:p>
            <text:p>Creche</text:p>
            <text:p>Moradia Estudantil</text:p>
            <text:p>Sessões Técnicas</text:p>
          </table:table-cell>
          <table:covered-table-cell table:number-columns-repeated="2" table:style-name="ce27"/>
          <table:table-cell table:style-name="ce29" table:number-columns-repeated="2"/>
          <table:table-cell table:style-name="ce14" table:number-columns-repeated="1017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office:value-type="string" calcext:value-type="string">
            <text:p>* Planilhas separadas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10">
          <table:table-cell table:style-name="ce7"/>
          <table:table-cell table:style-name="Default" table:number-columns-repeated="3"/>
          <table:table-cell table:number-columns-repeated="1020"/>
        </table:table-row>
      </table:table>
      <table:table table:name="Biologia" table:style-name="ta1">
        <table:table-column table:style-name="co5" table:default-cell-style-name="Default"/>
        <table:table-row table:style-name="ro2">
          <table:table-cell/>
        </table:table-row>
      </table:table>
      <table:table table:name="Biodiversidade" table:style-name="ta1">
        <table:table-column table:style-name="co5" table:default-cell-style-name="Default"/>
        <table:table-row table:style-name="ro2">
          <table:table-cell/>
        </table:table-row>
      </table:table>
      <table:table table:name="Educação" table:style-name="ta1">
        <table:table-column table:style-name="co5" table:default-cell-style-name="Default"/>
        <table:table-row table:style-name="ro2">
          <table:table-cell/>
        </table:table-row>
      </table:table>
      <table:table table:name="Educação Física" table:style-name="ta1">
        <table:table-column table:style-name="co5" table:default-cell-style-name="Default"/>
        <table:table-row table:style-name="ro2">
          <table:table-cell/>
        </table:table-row>
      </table:table>
      <table:table table:name="DEMAC" table:style-name="ta1">
        <table:table-column table:style-name="co5" table:default-cell-style-name="Default"/>
        <table:table-row table:style-name="ro2">
          <table:table-cell/>
        </table:table-row>
      </table:table>
      <table:table table:name="FÍSICA" table:style-name="ta1">
        <table:table-column table:style-name="co5" table:default-cell-style-name="Default"/>
        <table:table-row table:style-name="ro2">
          <table:table-cell/>
        </table:table-row>
      </table:table>
      <table:table table:name="DGPA" table:style-name="ta1">
        <table:table-column table:style-name="co5" table:default-cell-style-name="Default"/>
        <table:table-row table:style-name="ro2">
          <table:table-cell/>
        </table:table-row>
      </table:table>
      <table:table table:name="GEOLOGIA" table:style-name="ta1">
        <table:table-column table:style-name="co5" table:default-cell-style-name="Default"/>
        <table:table-row table:style-name="ro2">
          <table:table-cell/>
        </table:table-row>
      </table:table>
      <table:table table:name="Matemática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 style:data-style-name="N2" text:time-value="18:38:50.1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1T17:17:51.132000000</meta:creation-date>
    <dc:date>2023-03-11T19:06:25.287000000</dc:date>
    <meta:editing-duration>PT24M52S</meta:editing-duration>
    <meta:editing-cycles>5</meta:editing-cycles>
    <meta:generator>LibreOffice/7.1.4.2$Windows_X86_64 LibreOffice_project/a529a4fab45b75fefc5b6226684193eb000654f6</meta:generator>
    <meta:document-statistic meta:table-count="10" meta:cell-count="31" meta:object-count="0"/>
  </office:meta>
</office:document-meta>
</file>